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49.753cm" svg:y="5.047cm">
            <draw:object draw:notify-on-update-of-ranges="Sheet1.A1:Sheet1.A1 Sheet1.A2:Sheet1.A4 Sheet1.B1:Sheet1.B1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19cm" svg:x="10.921cm" svg:y="1.859cm">
            <draw:object draw:notify-on-update-of-ranges="Sheet1.A1:Sheet1.A1 Sheet1.A2:Sheet1.A4 Sheet1.B1:Sheet1.B1 Sheet1.B2:Sheet1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362cm" svg:y="12.204cm">
            <draw:object draw:notify-on-update-of-ranges="Sheet1.A32:Sheet1.A35 Sheet1.B32:Sheet1.B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10.931cm" svg:y="1.806cm">
            <draw:object draw:notify-on-update-of-ranges="Sheet1.A1:Sheet1.A1 Sheet1.A2:Sheet1.A5 Sheet1.B1:Sheet1.B1 Sheet1.B2:Sheet1.B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6634" calcext:value-type="float">
            <text:p>0.9966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9327" calcext:value-type="float">
            <text:p>1.99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98317" calcext:value-type="float">
            <text:p>4.98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97644" calcext:value-type="float">
            <text:p>6.97644</text:p>
          </table:table-cell>
        </table:table-row>
        <table:table-row table:style-name="ro1" table:number-rows-repeated="26"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97908" calcext:value-type="float">
            <text:p>4.979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98317" calcext:value-type="float">
            <text:p>4.983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.00778" calcext:value-type="float">
            <text:p>5.0077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.10665" calcext:value-type="float">
            <text:p>5.10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0:27:25.314052131</meta:creation-date>
    <dc:date>2022-09-26T11:13:23.891955255</dc:date>
    <meta:editing-duration>PT5M28S</meta:editing-duration>
    <meta:editing-cycles>2</meta:editing-cycles>
    <meta:generator>LibreOffice/6.4.7.2$Linux_X86_64 LibreOffice_project/40$Build-2</meta:generator>
    <meta:document-statistic meta:table-count="1" meta:cell-count="1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A1:Sheet1.B4" chart:data-source-has-labels="row" svg:x="3.689cm" svg:y="-0.2cm" svg:width="12.4cm" svg:height="8.643cm">
          <chartooo:coordinate-region svg:x="4.31cm" svg:y="-0.001cm" svg:width="11.685cm" svg:height="7.79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2:Sheet1.A4" chart:label-cell-address="Sheet1.A1:Sheet1.A1" chart:class="chart:line">
            <chart:data-point chart:repeated="3"/>
          </chart:series>
          <chart:series chart:style-name="ch6" chart:values-cell-range-address="Sheet1.B2:Sheet1.B4" chart:label-cell-address="Sheet1.B1:Sheet1.B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s</text:p>
                <draw:g>
                  <svg:desc>Sheet1.A1:Sheet1.A1</svg:desc>
                </draw:g>
              </table:table-cell>
              <table:table-cell office:value-type="string">
                <text:p>throughpu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4</svg:desc>
                </draw:g>
              </table:table-cell>
              <table:table-cell office:value-type="float" office:value="0.996634">
                <text:p>0.996634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99327">
                <text:p>1.99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.98317">
                <text:p>4.98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.02cm" xlink:href=".." xlink:type="simple" chart:class="chart:scatter" chart:style-name="ch1">
        <chart:plot-area chart:style-name="ch2" table:cell-range-address="Sheet1.A1:Sheet1.B4" chart:data-source-has-labels="row" svg:x="0.32cm" svg:y="0.18cm" svg:width="15.36cm" svg:height="8.66cm">
          <chartooo:coordinate-region svg:x="0.756cm" svg:y="0.379cm" svg:width="14.738cm" svg:height="7.81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4" chart:label-cell-address="Sheet1.B1:Sheet1.B1" chart:class="chart:scatter">
            <chart:domain table:cell-range-address="Sheet1.A2:Sheet1.A4"/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4</svg:desc>
                </draw:g>
              </table:table-cell>
              <table:table-cell office:value-type="float" office:value="0.996634">
                <text:p>0.996634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99327">
                <text:p>1.99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.98317">
                <text:p>4.983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32:Sheet1.B35" svg:x="0.32cm" svg:y="0.18cm" svg:width="12.508cm" svg:height="8.64cm">
          <chartooo:coordinate-region svg:x="1.232cm" svg:y="0.38cm" svg:width="11.2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2:Sheet1.B35" chart:class="chart:scatter">
            <chart:domain table:cell-range-address="Sheet1.A32:Sheet1.A3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A32:Sheet1.A35</svg:desc>
                </draw:g>
              </table:table-cell>
              <table:table-cell office:value-type="float" office:value="4.97908">
                <text:p>4.97908</text:p>
                <draw:g>
                  <svg:desc>Sheet1.B32:Sheet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4.98317">
                <text:p>4.98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5.00778">
                <text:p>5.00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5.10665">
                <text:p>5.106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04cm" svg:y="4.204cm" style:legend-expansion="high" chart:style-name="ch2"/>
        <chart:plot-area chart:style-name="ch3" table:cell-range-address="Sheet1.A1:Sheet1.B5" chart:data-source-has-labels="row" svg:x="0.319cm" svg:y="0.18cm" svg:width="12.402cm" svg:height="8.646cm">
          <chartooo:coordinate-region svg:x="0.755cm" svg:y="0.379cm" svg:width="11.77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5</svg:desc>
                </draw:g>
              </table:table-cell>
              <table:table-cell office:value-type="float" office:value="0.996634">
                <text:p>0.996634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99327">
                <text:p>1.99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.98317">
                <text:p>4.98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.97644">
                <text:p>6.976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